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/11/2016</text:date>, <text:time>12:3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elton queiroz</meta:initial-creator>
    <meta:creation-date>2016-11-22T12:27:43.77</meta:creation-date>
    <dc:date>2016-11-22T12:31:36.37</dc:date>
    <dc:creator>ivelton queiroz</dc:creator>
    <meta:editing-duration>PT3M53S</meta:editing-duration>
    <meta:editing-cycles>2</meta:editing-cycles>
    <meta:generator>OpenOffice/4.1.2$Win32 OpenOffice.org_project/412m3$Build-9782</meta:generator>
    <meta:document-statistic meta:table-count="3" meta:cell-count="522" meta:object-count="0"/>
  </office:meta>
</office:document-meta>
</file>